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HK" svg:font-family="'Noto Sans CJK HK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Noto Sans CJK HK" officeooo:rsid="001507d3" officeooo:paragraph-rsid="001507d3"/>
    </style:style>
    <style:style style:name="P2" style:family="paragraph" style:parent-style-name="Heading_20_1">
      <style:paragraph-properties fo:text-align="center" style:justify-single-word="false"/>
      <style:text-properties style:font-name="Noto Sans CJK HK"/>
    </style:style>
    <style:style style:name="P3" style:family="paragraph" style:parent-style-name="Standard">
      <style:paragraph-properties fo:text-align="center" style:justify-single-word="false"/>
      <style:text-properties style:font-name="Noto Sans CJK HK" officeooo:rsid="001507d3" officeooo:paragraph-rsid="001507d3"/>
    </style:style>
    <style:style style:name="P4" style:family="paragraph" style:parent-style-name="Standard" style:list-style-name="L1">
      <style:paragraph-properties fo:text-align="justify" style:justify-single-word="false"/>
      <style:text-properties style:font-name="Noto Sans CJK HK" officeooo:rsid="001507d3" officeooo:paragraph-rsid="001507d3"/>
    </style:style>
    <style:style style:name="P5" style:family="paragraph" style:parent-style-name="Standard" style:list-style-name="L1">
      <style:paragraph-properties fo:text-align="justify" style:justify-single-word="false"/>
      <style:text-properties style:font-name="Noto Sans CJK HK" officeooo:rsid="001682c5" officeooo:paragraph-rsid="001682c5"/>
    </style:style>
    <style:style style:name="P6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Noto Sans CJK HK" officeooo:rsid="001682c5" officeooo:paragraph-rsid="001682c5"/>
    </style:style>
    <style:style style:name="P7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Noto Sans CJK HK" officeooo:rsid="00179031" officeooo:paragraph-rsid="00179031"/>
    </style:style>
    <style:style style:name="P8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Noto Sans CJK HK" officeooo:rsid="00179031" officeooo:paragraph-rsid="00179031"/>
    </style:style>
    <style:style style:name="P9" style:family="paragraph" style:parent-style-name="Standard" style:list-style-name="L1" style:master-page-name="">
      <loext:graphic-properties draw:fill="none"/>
      <style:paragraph-properties fo:margin-left="0.75in" fo:margin-right="0in" fo:text-align="justify" style:justify-single-word="false" fo:text-indent="-0.25in" style:auto-text-indent="false" style:page-number="auto" fo:background-color="transparent"/>
      <style:text-properties style:font-name="Noto Sans CJK HK" officeooo:rsid="001682c5" officeooo:paragraph-rsid="001682c5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officeooo:rsid="001682c5"/>
    </style:style>
    <style:style style:name="T3" style:family="text">
      <style:text-properties officeooo:rsid="001891a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Graph algorithms - practical work no. 1</text:h>
      <text:p text:style-name="P3">Documentation</text:p>
      <text:p text:style-name="P3"/>
      <text:list xml:id="list1527997201" text:style-name="L1">
        <text:list-item>
          <text:p text:style-name="P4">Language of implementation: C++</text:p>
        </text:list-item>
        <text:list-item>
          <text:p text:style-name="P4">Representation in memory: double list of <text:span text:style-name="T1">neighbours</text:span> for each vertex with costs</text:p>
          <text:list>
            <text:list-item>
              <text:p text:style-name="P4">std::vector&lt;<text:span text:style-name="T2">int</text:span>&gt; <text:span text:style-name="T2">for inbound neighbours</text:span></text:p>
            </text:list-item>
            <text:list-item>
              <text:p text:style-name="P5">std::vector&lt;int&gt; for outbound neighbours</text:p>
            </text:list-item>
            <text:list-item>
              <text:p text:style-name="P5">std::vector&lt;int&gt; for costs</text:p>
            </text:list-item>
          </text:list>
        </text:list-item>
        <text:list-item>
          <text:p text:style-name="P5">Method specification for graph:</text:p>
          <text:list>
            <text:list-item>
              <text:p text:style-name="P5">Constructor</text:p>
              <text:list>
                <text:list-item>
                  <text:p text:style-name="P5">Will take no parameter</text:p>
                </text:list-item>
                <text:list-item>
                  <text:p text:style-name="P5">Will initialize all vectors as empty</text:p>
                </text:list-item>
              </text:list>
            </text:list-item>
            <text:list-item>
              <text:p text:style-name="P5">Destructor</text:p>
              <text:list>
                <text:list-item>
                  <text:p text:style-name="P5">Will clear all memory</text:p>
                </text:list-item>
              </text:list>
            </text:list-item>
            <text:list-item>
              <text:p text:style-name="P9">unsigned int getVertices()</text:p>
              <text:list>
                <text:list-item>
                  <text:p text:style-name="P6">Will return the total number of vertices as an unsigned integer</text:p>
                </text:list-item>
              </text:list>
            </text:list-item>
            <text:list-item>
              <text:p text:style-name="P6">bool isEdge(int v1, int v2)</text:p>
              <text:list>
                <text:list-item>
                  <text:p text:style-name="P6">Will return true if there is an edge between v1 and v2</text:p>
                </text:list-item>
                <text:list-item>
                  <text:p text:style-name="P6">Because of the representation and the directed nature of the graph, calling the same method with the arguments swapped might return a different value</text:p>
                </text:list-item>
              </text:list>
            </text:list-item>
            <text:list-item>
              <text:p text:style-name="P6">int getInDegree(int v)</text:p>
              <text:list>
                <text:list-item>
                  <text:p text:style-name="P6">Will compute and return the in degree of the vertex v sent as a parameter</text:p>
                </text:list-item>
              </text:list>
            </text:list-item>
            <text:list-item>
              <text:p text:style-name="P6">int getOutDegree(int v)</text:p>
              <text:list>
                <text:list-item>
                  <text:p text:style-name="P6">Will compute and return the out degree of the vertex v sent as a parameter</text:p>
                </text:list-item>
              </text:list>
            </text:list-item>
            <text:list-item>
              <text:p text:style-name="P6">int getCost(int v1, int v2)</text:p>
              <text:list>
                <text:list-item>
                  <text:p text:style-name="P6">will get the cost of the edge between v1 and v2 and return it as an integer</text:p>
                </text:list-item>
                <text:list-item>
                  <text:p text:style-name="P6">Because of the representation and the directed nature of the graph, calling the same method with the arguments swapped might return a different value</text:p>
                </text:list-item>
              </text:list>
            </text:list-item>
            <text:list-item>
              <text:p text:style-name="P6">void setCost(int v1, int v2, int newCost)</text:p>
              <text:list>
                <text:list-item>
                  <text:p text:style-name="P6">will set the new cost on the edge between v1 and v2</text:p>
                </text:list-item>
              </text:list>
            </text:list-item>
            <text:list-item>
              <text:p text:style-name="P6">void addVertex(int v)</text:p>
              <text:list>
                <text:list-item>
                  <text:p text:style-name="P6">will add a vertex to the graph</text:p>
                </text:list-item>
                <text:list-item>
                  <text:p text:style-name="P6"><text:soft-page-break/>if the vertex already exists, an exception will be thrown</text:p>
                </text:list-item>
              </text:list>
            </text:list-item>
            <text:list-item>
              <text:p text:style-name="P6">void deleteVertex(int v)</text:p>
              <text:list>
                <text:list-item>
                  <text:p text:style-name="P6">will delete a vertex from the graph</text:p>
                </text:list-item>
                <text:list-item>
                  <text:p text:style-name="P6">if the vertex does not exist, an exception will be thrown</text:p>
                </text:list-item>
              </text:list>
            </text:list-item>
            <text:list-item>
              <text:p text:style-name="P6">void addEdge(int v1, int v2, int cost)</text:p>
              <text:list>
                <text:list-item>
                  <text:p text:style-name="P6">will add an edge with cost between the vertices v1 and v2</text:p>
                </text:list-item>
                <text:list-item>
                  <text:p text:style-name="P6">if the edge already exists, an exception will be thrown</text:p>
                </text:list-item>
              </text:list>
            </text:list-item>
            <text:list-item>
              <text:p text:style-name="P6">void deleteEdge(int v1, int v2)</text:p>
              <text:list>
                <text:list-item>
                  <text:p text:style-name="P6">will delete the edge between the vertices v1 and v2</text:p>
                </text:list-item>
                <text:list-item>
                  <text:p text:style-name="P6">if the edge does not exist, an exception will be thrown</text:p>
                </text:list-item>
              </text:list>
            </text:list-item>
            <text:list-item>
              <text:p text:style-name="P7">Graph* copyGraph()</text:p>
              <text:list>
                <text:list-item>
                  <text:p text:style-name="P7">will copy the graph object and return a pointer to the copy</text:p>
                </text:list-item>
              </text:list>
            </text:list-item>
            <text:list-item>
              <text:p text:style-name="P7">void readGraph(FILE* fileDesc)</text:p>
              <text:list>
                <text:list-item>
                  <text:p text:style-name="P7">will populate the graph from the file with the given file descriptor</text:p>
                </text:list-item>
              </text:list>
            </text:list-item>
            <text:list-item>
              <text:p text:style-name="P7">void writeGraph(FILE* fileDesc)</text:p>
              <text:list>
                <text:list-item>
                  <text:p text:style-name="P7">will write the graph to the file given by the descriptor</text:p>
                </text:list-item>
              </text:list>
            </text:list-item>
            <text:list-item>
              <text:p text:style-name="P7">void generateRandom(int v, int e)</text:p>
              <text:list>
                <text:list-item>
                  <text:p text:style-name="P7">will generate a random graph object with v vertices and e edges</text:p>
                </text:list-item>
              </text:list>
            </text:list-item>
          </text:list>
        </text:list-item>
      </text:list>
      <text:p text:style-name="P8"/>
      <text:p text:style-name="P8"><text:tab/><text:span text:style-name="T3">The method specification might modify along the development of the class, and the iterators will be specified later.</text:span></text:p>
      <text:p text:style-name="P8"/>
      <text:list xml:id="list110338452588151" text:continue-numbering="true" text:style-name="L1">
        <text:list-header>
          <text:p text:style-name="P7"/>
        </text:list-header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HK" svg:font-family="'Noto Sans CJK HK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Noto Sans CJK HK" officeooo:rsid="001507d3" officeooo:paragraph-rsid="001507d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Alex-Tudor Petrean</text:p>
        <text:p text:style-name="MP1">#916</text:p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8T09:57:50.182469374</meta:creation-date>
    <dc:date>2020-03-18T10:47:37.688491907</dc:date>
    <meta:editing-duration>PT15S</meta:editing-duration>
    <meta:editing-cycles>1</meta:editing-cycles>
    <meta:generator>LibreOffice/6.3.5.2$Linux_X86_64 LibreOffice_project/30$Build-2</meta:generator>
    <meta:document-statistic meta:table-count="0" meta:image-count="0" meta:object-count="0" meta:page-count="2" meta:paragraph-count="51" meta:word-count="434" meta:character-count="2305" meta:non-whitespace-character-count="1966"/>
  </office:meta>
</office:document-meta>
</file>